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17F1C5C0D330B5BDEF0.png" manifest:media-type="image/png"/>
  <manifest:file-entry manifest:full-path="Pictures/1000000100000386000000EB76762B39C6D956AB.png" manifest:media-type="image/png"/>
  <manifest:file-entry manifest:full-path="Pictures/10000001000003A100000304C3135BEB98B19762.png" manifest:media-type="image/png"/>
  <manifest:file-entry manifest:full-path="Pictures/10000001000001AF000000E1DCEC509574EA31B5.png" manifest:media-type="image/png"/>
  <manifest:file-entry manifest:full-path="Pictures/10000001000001F5000002C9EB4813174338F47C.png" manifest:media-type="image/png"/>
  <manifest:file-entry manifest:full-path="Pictures/10000001000001BE00000051D373B04C6F4E8C29.png" manifest:media-type="image/png"/>
  <manifest:file-entry manifest:full-path="Pictures/10000001000001AF000000E186FC431C7616523C.png" manifest:media-type="image/png"/>
  <manifest:file-entry manifest:full-path="Pictures/10000001000001AF00000082F674C5A57BFF7FD0.png" manifest:media-type="image/png"/>
  <manifest:file-entry manifest:full-path="Pictures/10000001000001C100000090AE89989CF5DB187B.png" manifest:media-type="image/png"/>
  <manifest:file-entry manifest:full-path="Pictures/10000001000002930000004AD938C1086C7D5C5C.png" manifest:media-type="image/png"/>
  <manifest:file-entry manifest:full-path="Pictures/1000000100000342000001A28CDBB2D6008A7B5E.png" manifest:media-type="image/png"/>
  <manifest:file-entry manifest:full-path="Pictures/10000001000001EB000002E89A9F9611FCA5A560.png" manifest:media-type="image/png"/>
  <manifest:file-entry manifest:full-path="Pictures/10000001000002F6000001D68074DBBD8D5887D4.png" manifest:media-type="image/png"/>
  <manifest:file-entry manifest:full-path="Pictures/100000010000022800000103769F6AB46C92E121.png" manifest:media-type="image/png"/>
  <manifest:file-entry manifest:full-path="Pictures/10000001000001F6000002BB6E057B60CDD0260E.png" manifest:media-type="image/png"/>
  <manifest:file-entry manifest:full-path="Pictures/1000000100000213000000A718D5DE8778E04CD6.png" manifest:media-type="image/png"/>
  <manifest:file-entry manifest:full-path="Pictures/1000000100000358000001A745B81B3371A958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3" text:anchor-type="char" svg:x="1.212cm" svg:y="0.198cm" svg:width="11.404cm" svg:height="5.953cm" draw:z-index="2"><draw:image xlink:href="Pictures/10000001000001AF000000E1DCEC509574EA31B5.png" xlink:type="simple" xlink:show="embed" xlink:actuate="onLoad" draw:mime-type="image/png"/></draw:frame><draw:frame draw:style-name="fr4" draw:name="Image1" text:anchor-type="char" svg:x="1.251cm" svg:y="6.399cm" svg:width="11.8cm" svg:height="2.143cm" draw:z-index="0"><draw:image xlink:href="Pictures/10000001000001BE00000051D373B04C6F4E8C29.png" xlink:type="simple" xlink:show="embed" xlink:actuate="onLoad" draw:mime-type="image/png"/></draw:frame><draw:frame draw:style-name="fr4" draw:name="Image2" text:anchor-type="char" svg:x="1.371cm" svg:y="8.807cm" svg:width="11.404cm" svg:height="5.953cm" draw:z-index="1"><draw:image xlink:href="Pictures/10000001000001AF000000E186FC431C7616523C.png" xlink:type="simple" xlink:show="embed" xlink:actuate="onLoad" draw:mime-type="image/png"/></draw:frame><draw:frame draw:style-name="fr4" draw:name="Image4" text:anchor-type="char" svg:x="1.529cm" svg:y="14.915cm" svg:width="11.404cm" svg:height="3.44cm" draw:z-index="3"><draw:image xlink:href="Pictures/10000001000001AF00000082F674C5A57BFF7FD0.png" xlink:type="simple" xlink:show="embed" xlink:actuate="onLoad" draw:mime-type="image/png"/></draw:frame><draw:frame draw:style-name="fr4" draw:name="Image6" text:anchor-type="char" svg:x="1.185cm" svg:y="18.581cm" svg:width="11.88cm" svg:height="3.81cm" draw:z-index="4"><draw:image xlink:href="Pictures/10000001000001C100000090AE89989CF5DB187B.png" xlink:type="simple" xlink:show="embed" xlink:actuate="onLoad" draw:mime-type="image/png"/></draw:frame><draw:frame draw:style-name="fr1" draw:name="Image7" text:anchor-type="char" svg:x="-1.482cm" svg:y="22.412cm" svg:width="17cm" svg:height="1.909cm" draw:z-index="6"><draw:image xlink:href="Pictures/10000001000002930000004AD938C1086C7D5C5C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4" draw:name="Image5" text:anchor-type="char" svg:x="-0.012cm" svg:y="0.4cm" svg:width="17cm" svg:height="10.541cm" draw:z-index="5"><draw:image xlink:href="Pictures/10000001000002F6000001D68074DBBD8D5887D4.png" xlink:type="simple" xlink:show="embed" xlink:actuate="onLoad" draw:mime-type="image/png"/></draw:frame></text:p>
      <text:p text:style-name="Standard"><draw:frame draw:style-name="fr3" draw:name="Image8" text:anchor-type="char" svg:width="14.605cm" svg:height="6.853cm" draw:z-index="7"><draw:image xlink:href="Pictures/100000010000022800000103769F6AB46C92E1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947cm" svg:y="-0.649cm" svg:width="12.991cm" svg:height="19.685cm" draw:z-index="8"><draw:image xlink:href="Pictures/10000001000001EB000002E89A9F9611FCA5A56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616cm" svg:y="0.012cm" svg:width="13.282cm" svg:height="18.494cm" draw:z-index="9"><draw:image xlink:href="Pictures/10000001000001F6000002BB6E057B60CDD0260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1.053cm" svg:y="-0.081cm" svg:width="13.256cm" svg:height="18.865cm" draw:z-index="10"><draw:image xlink:href="Pictures/10000001000001F5000002C9EB4813174338F47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x="0.815cm" svg:y="0.355cm" svg:width="14.049cm" svg:height="4.419cm" draw:z-index="11"><draw:image xlink:href="Pictures/1000000100000213000000A718D5DE8778E04C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3" text:anchor-type="char" svg:x="0cm" svg:y="0.296cm" svg:width="17cm" svg:height="8.4cm" draw:z-index="12"><draw:image xlink:href="Pictures/1000000100000358000001A745B81B3371A95824.png" xlink:type="simple" xlink:show="embed" xlink:actuate="onLoad" draw:mime-type="image/png"/></draw:frame></text:p>
      <text:p text:style-name="Standard"/>
      <text:p text:style-name="Standard"><draw:frame draw:style-name="fr1" draw:name="Image14" text:anchor-type="char" svg:x="0.185cm" svg:y="0.242cm" svg:width="17cm" svg:height="14.127cm" draw:z-index="13"><draw:image xlink:href="Pictures/10000001000003A100000304C3135BEB98B19762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15" text:anchor-type="char" svg:x="0cm" svg:y="0.333cm" svg:width="17cm" svg:height="4.429cm" draw:z-index="14"><draw:image xlink:href="Pictures/1000000100000386000000EB76762B39C6D956AB.png" xlink:type="simple" xlink:show="embed" xlink:actuate="onLoad" draw:mime-type="image/png"/></draw:frame></text:p>
      <text:p text:style-name="Standard"/>
      <text:p text:style-name="Standard"><draw:frame draw:style-name="fr2" draw:name="Image16" text:anchor-type="char" svg:width="17cm" svg:height="8.52cm" draw:z-index="15"><draw:image xlink:href="Pictures/1000000100000342000001A28CDBB2D6008A7B5E.png" xlink:type="simple" xlink:show="embed" xlink:actuate="onLoad" draw:mime-type="image/png"/></draw:frame></text:p>
      <text:p text:style-name="Standard"><draw:frame draw:style-name="fr1" draw:name="Image17" text:anchor-type="char" svg:x="-0.318cm" svg:y="0.053cm" svg:width="17cm" svg:height="10.063cm" draw:z-index="16"><draw:image xlink:href="Pictures/10000001000002870000017F1C5C0D330B5BDEF0.png" xlink:type="simple" xlink:show="embed" xlink:actuate="onLoad" draw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9:36:24.477673948</meta:creation-date>
    <dc:date>2024-01-09T10:25:20.736065037</dc:date>
    <meta:editing-duration>PT8M9S</meta:editing-duration>
    <meta:editing-cycles>1</meta:editing-cycles>
    <meta:document-statistic meta:table-count="0" meta:image-count="17" meta:object-count="0" meta:page-count="8" meta:paragraph-count="0" meta:word-count="0" meta:character-count="0" meta:non-whitespace-character-count="0"/>
    <meta:generator>LibreOffice/7.3.7.2$Linux_X86_64 LibreOffice_project/30$Build-2</meta:generator>
  </office:meta>
</office:document-meta>
</file>